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03ee" officeooo:paragraph-rsid="000e03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ay is our first class. This is my first activity. Now I will create a fil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3T02:06:49.906552029</meta:creation-date>
    <dc:date>2021-07-13T02:10:01.841936093</dc:date>
    <meta:editing-duration>PT3M13S</meta:editing-duration>
    <meta:editing-cycles>1</meta:editing-cycles>
    <meta:document-statistic meta:table-count="0" meta:image-count="0" meta:object-count="0" meta:page-count="1" meta:paragraph-count="1" meta:word-count="16" meta:character-count="79" meta:non-whitespace-character-count="63"/>
    <meta:generator>LibreOffice/6.0.7.3$Linux_X86_64 LibreOffice_project/00m0$Build-3</meta:generator>
  </office:meta>
</office:document-meta>
</file>